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95e9" officeooo:paragraph-rsid="001495e9"/>
    </style:style>
    <style:style style:name="P2" style:family="paragraph" style:parent-style-name="Standard">
      <style:text-properties officeooo:rsid="0016941c" officeooo:paragraph-rsid="0016941c"/>
    </style:style>
    <style:style style:name="P3" style:family="paragraph" style:parent-style-name="Standard">
      <style:text-properties officeooo:rsid="00176a8e" officeooo:paragraph-rsid="00176a8e"/>
    </style:style>
    <style:style style:name="P4" style:family="paragraph" style:parent-style-name="Standard">
      <style:text-properties officeooo:rsid="001964fd" officeooo:paragraph-rsid="001964fd"/>
    </style:style>
    <style:style style:name="T1" style:family="text">
      <style:text-properties officeooo:rsid="0016941c"/>
    </style:style>
    <style:style style:name="T2" style:family="text">
      <style:text-properties officeooo:rsid="0016dde2"/>
    </style:style>
    <style:style style:name="T3" style:family="text">
      <style:text-properties officeooo:rsid="001964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ação e Configuração (<text:span text:style-name="T3">Visual </text:span>Studio)</text:p>
      <text:p text:style-name="P1"/>
      <text:p text:style-name="P2">F9 – <text:span text:style-name="T2">marca breakpoint</text:span></text:p>
      <text:p text:style-name="P3">F10 – roda linha por linha após o breakpoint</text:p>
      <text:p text:style-name="P4">Depurar/QuickWatch para procurar valor de variáveis em códigos muito grand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5T19:13:08.784000000</meta:creation-date>
    <dc:date>2022-02-05T20:08:10.530000000</dc:date>
    <meta:editing-duration>PT34M22S</meta:editing-duration>
    <meta:editing-cycles>3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4" meta:word-count="26" meta:character-count="182" meta:non-whitespace-character-count="158"/>
  </office:meta>
</office:document-meta>
</file>